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cc42" officeooo:paragraph-rsid="001bcc42"/>
    </style:style>
    <style:style style:name="P2" style:family="paragraph" style:parent-style-name="Standard">
      <style:text-properties officeooo:rsid="001d6eaf" officeooo:paragraph-rsid="001d6eaf"/>
    </style:style>
    <style:style style:name="P3" style:family="paragraph" style:parent-style-name="Standard">
      <style:text-properties officeooo:rsid="001e8db5" officeooo:paragraph-rsid="001e8db5"/>
    </style:style>
    <style:style style:name="P4" style:family="paragraph" style:parent-style-name="Standard">
      <style:text-properties officeooo:rsid="00202959" officeooo:paragraph-rsid="00202959"/>
    </style:style>
    <style:style style:name="P5" style:family="paragraph" style:parent-style-name="Standard">
      <style:text-properties officeooo:rsid="0021f695" officeooo:paragraph-rsid="0021f695"/>
    </style:style>
    <style:style style:name="P6" style:family="paragraph" style:parent-style-name="Standard">
      <style:text-properties officeooo:rsid="00239cb5" officeooo:paragraph-rsid="00239cb5"/>
    </style:style>
    <style:style style:name="P7" style:family="paragraph" style:parent-style-name="Standard" style:list-style-name="L1">
      <style:text-properties officeooo:rsid="001bcc42" officeooo:paragraph-rsid="001bcc42"/>
    </style:style>
    <style:style style:name="P8" style:family="paragraph" style:parent-style-name="Standard">
      <style:text-properties officeooo:rsid="00239cb5" officeooo:paragraph-rsid="00239cb5"/>
    </style:style>
    <style:style style:name="P9" style:family="paragraph" style:parent-style-name="Standard">
      <style:text-properties officeooo:rsid="00252372" officeooo:paragraph-rsid="00252372"/>
    </style:style>
    <style:style style:name="T1" style:family="text">
      <style:text-properties officeooo:rsid="001e8d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veloper Machine</text:p>
      <text:p text:style-name="P1"/>
      <text:p text:style-name="P1">Maven</text:p>
      <text:list xml:id="list8996570906962444039" text:style-name="L1">
        <text:list-item>
          <text:p text:style-name="P7">Download;</text:p>
        </text:list-item>
        <text:list-item>
          <text:p text:style-name="P7">Create variables: M2_HOME and MAVEN_OPTS(this variable is optional);</text:p>
        </text:list-item>
        <text:list-item>
          <text:p text:style-name="P7">info: <text:a xlink:type="simple" xlink:href="http://maven.apache.org/download.cgi" text:style-name="Internet_20_link" text:visited-style-name="Visited_20_Internet_20_Link">http://maven.apache.org/download.cgi</text:a></text:p>
        </text:list-item>
      </text:list>
      <text:p text:style-name="P1"/>
      <text:p text:style-name="P4">Gradle</text:p>
      <text:p text:style-name="P4"/>
      <text:p text:style-name="P5">SCM: Git</text:p>
      <text:p text:style-name="P1"/>
      <text:p text:style-name="P2">MySql, <text:span text:style-name="T1">MongoDB</text:span></text:p>
      <text:p text:style-name="P2"/>
      <text:p text:style-name="P2">Java<text:span text:style-name="T1">7, Java8, JavaEE</text:span></text:p>
      <text:p text:style-name="P2"/>
      <text:p text:style-name="P3">Tomacat, GlassFish</text:p>
      <text:p text:style-name="P2"/>
      <text:p text:style-name="P2">Eclipse, <text:span text:style-name="T1">Netbeans, IntelliJ, WebStorm</text:span></text:p>
      <text:p text:style-name="P2"/>
      <text:p text:style-name="P3">cygwin (for windows)</text:p>
      <text:p text:style-name="P3"/>
      <text:p text:style-name="P4">Chrome, FireFox</text:p>
      <text:p text:style-name="P3"/>
      <text:p text:style-name="P4">LibreOffice, Notepad++, Skype, 7zip</text:p>
      <text:p text:style-name="P4"/>
      <text:p text:style-name="P4">Node.js, AngularJS</text:p>
      <text:p text:style-name="P4"/>
      <text:p text:style-name="P4"/>
      <text:p text:style-name="P6">From Apache: ActiveMQ, </text:p>
      <text:p text:style-name="P6"/>
      <text:p text:style-name="P6">Hazelcast</text:p>
      <text:p text:style-name="P6"/>
      <text:p text:style-name="P9">WireSha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09:39:40.825000000</meta:creation-date>
    <dc:date>2015-03-04T08:56:54.603000000</dc:date>
    <meta:editing-duration>PT1H39M47S</meta:editing-duration>
    <meta:editing-cycles>5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8" meta:word-count="47" meta:character-count="379" meta:non-whitespace-character-count="352"/>
  </office:meta>
</office:document-meta>
</file>